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278" officeooo:paragraph-rsid="0011f278"/>
    </style:style>
    <style:style style:name="P2" style:family="paragraph" style:parent-style-name="Standard">
      <style:text-properties officeooo:rsid="0011f278" officeooo:paragraph-rsid="00123da3"/>
    </style:style>
    <style:style style:name="P3" style:family="paragraph" style:parent-style-name="Standard">
      <style:text-properties style:font-name="Liberation Serif" fo:font-size="12pt" officeooo:rsid="0011f278" officeooo:paragraph-rsid="00129a7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666fa" officeooo:paragraph-rsid="001666fa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1f278" officeooo:paragraph-rsid="00129a71" style:font-size-asian="12pt" style:font-name-complex="Times New Roman" style:font-size-complex="12pt"/>
    </style:style>
    <style:style style:name="P6" style:family="paragraph" style:parent-style-name="Standard">
      <style:text-properties style:font-name="DejaVu Sans" fo:font-size="16pt" officeooo:rsid="0011f278" officeooo:paragraph-rsid="00123da3" style:font-size-asian="16pt" style:font-name-complex="Times New Roman" style:font-size-complex="16pt"/>
    </style:style>
    <style:style style:name="P7" style:family="paragraph" style:parent-style-name="Standard">
      <style:text-properties style:font-name="DejaVu Sans" fo:font-size="16pt" officeooo:rsid="001471fd" officeooo:paragraph-rsid="001471fd" style:font-size-asian="16pt" style:font-name-complex="Times New Roman" style:font-size-complex="16pt"/>
    </style:style>
    <style:style style:name="P8" style:family="paragraph" style:parent-style-name="Standard">
      <style:text-properties officeooo:rsid="0019c7cd" officeooo:paragraph-rsid="0019c7cd"/>
    </style:style>
    <style:style style:name="P9" style:family="paragraph" style:parent-style-name="Plain_20_Text">
      <style:text-properties style:font-name="DejaVu Sans" fo:font-size="16pt" officeooo:rsid="0011f278" officeooo:paragraph-rsid="001666fa" style:font-size-asian="16pt" style:font-name-complex="Times New Roman" style:font-size-complex="16pt"/>
    </style:style>
    <style:style style:name="P10" style:family="paragraph" style:parent-style-name="Plain_20_Text">
      <style:text-properties style:font-name="DejaVu Sans" fo:font-size="16pt" officeooo:rsid="0011f278" officeooo:paragraph-rsid="0011f278" style:font-size-asian="16pt" style:font-name-complex="Times New Roman" style:font-size-complex="16pt"/>
    </style:style>
    <style:style style:name="P11" style:family="paragraph" style:parent-style-name="Plain_20_Text">
      <style:text-properties style:font-name="DejaVu Sans" fo:font-size="16pt" officeooo:rsid="0011f278" officeooo:paragraph-rsid="00123da3" style:font-size-asian="16pt" style:font-name-complex="Times New Roman" style:font-size-complex="16pt"/>
    </style:style>
    <style:style style:name="P12" style:family="paragraph" style:parent-style-name="Plain_20_Text">
      <style:text-properties style:font-name="DejaVu Sans" fo:font-size="16pt" officeooo:rsid="0011f278" officeooo:paragraph-rsid="00141062" style:font-size-asian="16pt" style:font-name-complex="Times New Roman" style:font-size-complex="16pt"/>
    </style:style>
    <style:style style:name="T1" style:family="text">
      <style:text-properties style:font-name-complex="Times New Roman"/>
    </style:style>
    <style:style style:name="T2" style:family="text">
      <style:text-properties officeooo:rsid="0019c7cd"/>
    </style:style>
    <style:style style:name="T3" style:family="text">
      <style:text-properties officeooo:rsid="0019d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no <text:span text:style-name="T3">6</text:span></text:p>
      <text:p text:style-name="P8">Batch T1</text:p>
      <text:p text:style-name="P1"/>
      <text:p text:style-name="P1">Experiment no 13</text:p>
      <text:p text:style-name="P1"/>
      <text:p text:style-name="P1">&gt; db.employee.insert({emp_id:101,name:"mansi",dept:"civil",age:41,salary:20000,hobbies:["swimming","dancing","reading"]})</text:p>
      <text:p text:style-name="P1">WriteResult({ "nInserted" : 1 })</text:p>
      <text:p text:style-name="P1"/>
      <text:p text:style-name="P1">&gt; db.employee.insert({emp_id:110,name:"pranali",dept:"comp",age:40,salary:52000,hobbies:["playing carrom","doing yoga"]})</text:p>
      <text:p text:style-name="P1"/>
      <text:p text:style-name="P1">&gt; db.employee.insert({emp_id:106,name:"sonam",dept:"it",age:42,salary:35000,hobbies:["bike riding","studying"]})</text:p>
      <text:p text:style-name="P1">WriteResult({ "nInserted" : 1 })</text:p>
      <text:p text:style-name="P1"/>
      <text:p text:style-name="P1">&gt; db.employee.insert({emp_id:103,name:"yamini",dept:"it",age:35,salary:45000,hobbies:["reading","playing football","studying"]})</text:p>
      <text:p text:style-name="P1">WriteResult({ "nInserted" : 1 })</text:p>
      <text:p text:style-name="P1"/>
      <text:p text:style-name="P1">&gt; db.employee.insert({emp_id:109,name:"sanjana",dept:"civil",age:46,salary:50000,hobbies:["composing poems","swimming"]})</text:p>
      <text:p text:style-name="P1">WriteResult({ "nInserted" : 1 })</text:p>
      <text:p text:style-name="P1"/>
      <text:p text:style-name="P1">&gt; db.employee.insert({emp_id:106,name:"disha",dept:"comp",age:30,salary:40000,hobbies:["watching tv","swimming"]})</text:p>
      <text:p text:style-name="P1">WriteResult({ "nInserted" : 1 })</text:p>
      <text:p text:style-name="P1"/>
      <text:p text:style-name="P1">&gt; db.employee.insert({emp_id:104,name:"ram",dept:"e&amp;tc",age:50,salary:45000,hobbies:["reading","swimmming","playing football","studying"]})</text:p>
      <text:p text:style-name="P1">WriteResult({ "nInserted" : 1 })</text:p>
      <text:p text:style-name="P1"/>
      <text:p text:style-name="P1">&gt; db.employee.insert({emp_id:105,name:"raj",dept:"Comp",age:20,salary:80000,hobbies:["swimming","coding"]})</text:p>
      <text:p text:style-name="P1">WriteResult({ "nInserted" : 1 })</text:p>
      <text:p text:style-name="P1"/>
      <text:p text:style-name="P1">&gt; db.employee.insert({emp_id:107,name:"amay",dept:"Mech",age:47,salary:40000,hobbies:["singing","painting"]})</text:p>
      <text:p text:style-name="P1">WriteResult({ "nInserted" : 1 })</text:p>
      <text:p text:style-name="P1"/>
      <text:p text:style-name="P1">&gt; db.employee.insert({emp_id:102,name:"araj",dept:"Mech",age:46,salary:60000,hobbies:["desgning","painting","coding"]})</text:p>
      <text:p text:style-name="P1">WriteResult({ "nInserted" : 1 })</text:p>
      <text:p text:style-name="P1"/>
      <text:p text:style-name="P1">&gt; db.employee.find().pretty();</text:p>
      <text:p text:style-name="P1">{</text:p>
      <text:p text:style-name="P1"><text:tab/>"_id" : ObjectId("5bc4de814b17cff5f202d967"),</text:p>
      <text:p text:style-name="P1"><text:tab/>"emp_id" : 101,</text:p>
      <text:p text:style-name="P1"><text:tab/>"name" : "mansi",</text:p>
      <text:p text:style-name="P1"><text:tab/>"dept" : "civil",</text:p>
      <text:p text:style-name="P1"><text:tab/>"age" : 41,</text:p>
      <text:p text:style-name="P1"><text:tab/>"salary" : 20000,</text:p>
      <text:p text:style-name="P1"><text:soft-page-break/><text:tab/>"hobbies" : [</text:p>
      <text:p text:style-name="P1"><text:tab/><text:tab/>"swimming",</text:p>
      <text:p text:style-name="P1"><text:tab/><text:tab/>"dancing",</text:p>
      <text:p text:style-name="P1"><text:tab/><text:tab/>"reading"</text:p>
      <text:p text:style-name="P1"><text:tab/>]</text:p>
      <text:p text:style-name="P1">}</text:p>
      <text:p text:style-name="P1"><text:tab/>"_id" : ObjectId("5bc4de8f4b17cff5f202d968"),</text:p>
      <text:p text:style-name="P1"><text:tab/>"emp_id" : 110,</text:p>
      <text:p text:style-name="P1"><text:tab/>"name" : "pranali",</text:p>
      <text:p text:style-name="P1"><text:tab/>"dept" : "comp",</text:p>
      <text:p text:style-name="P1"><text:tab/>"age" : 40,</text:p>
      <text:p text:style-name="P1"><text:tab/>"salary" : 52000,</text:p>
      <text:p text:style-name="P1"><text:tab/>"hobbies" : [</text:p>
      <text:p text:style-name="P1"><text:tab/><text:tab/>"playing carrom",</text:p>
      <text:p text:style-name="P1"><text:tab/><text:tab/>"doing yoga"</text:p>
      <text:p text:style-name="P1"><text:tab/>]</text:p>
      <text:p text:style-name="P1">}</text:p>
      <text:p text:style-name="P1">{</text:p>
      <text:p text:style-name="P1"><text:tab/>"_id" : ObjectId("5bc4dee84b17cff5f202d96d"),</text:p>
      <text:p text:style-name="P1"><text:tab/>"emp_id" : 106,</text:p>
      <text:p text:style-name="P1"><text:tab/>"name" : "sonam",</text:p>
      <text:p text:style-name="P1"><text:tab/>"dept" : "it",</text:p>
      <text:p text:style-name="P1"><text:tab/>"age" : 42,</text:p>
      <text:p text:style-name="P1"><text:tab/>"salary" : 35000,</text:p>
      <text:p text:style-name="P1"><text:tab/>"hobbies" : [</text:p>
      <text:p text:style-name="P1"><text:tab/><text:tab/>"bike riding",</text:p>
      <text:p text:style-name="P1"><text:tab/><text:tab/>"studying"</text:p>
      <text:p text:style-name="P1"><text:tab/>]</text:p>
      <text:p text:style-name="P1">}</text:p>
      <text:p text:style-name="P1">{</text:p>
      <text:p text:style-name="P1"><text:tab/>"_id" : ObjectId("5bc4def24b17cff5f202d96e"),</text:p>
      <text:p text:style-name="P1"><text:tab/>"emp_id" : 103,</text:p>
      <text:p text:style-name="P1"><text:tab/>"name" : "yamini",</text:p>
      <text:p text:style-name="P1"><text:tab/>"dept" : "it",</text:p>
      <text:p text:style-name="P1"><text:tab/>"age" : 35,</text:p>
      <text:p text:style-name="P1"><text:tab/>"salary" : 45000,</text:p>
      <text:p text:style-name="P1"><text:tab/>"hobbies" : [</text:p>
      <text:p text:style-name="P1"><text:tab/><text:tab/>"reading",</text:p>
      <text:p text:style-name="P1"><text:tab/><text:tab/>"playing football",</text:p>
      <text:p text:style-name="P1"><text:tab/><text:tab/>"studying"</text:p>
      <text:p text:style-name="P1"><text:tab/>]</text:p>
      <text:p text:style-name="P1">}</text:p>
      <text:p text:style-name="P1">{</text:p>
      <text:p text:style-name="P1"><text:tab/>"_id" : ObjectId("5bc4df084b17cff5f202d96f"),</text:p>
      <text:p text:style-name="P1"><text:tab/>"emp_id" : 109,</text:p>
      <text:p text:style-name="P1"><text:tab/>"name" : "sanjana",</text:p>
      <text:p text:style-name="P1"><text:tab/>"dept" : "civil",</text:p>
      <text:p text:style-name="P1"><text:tab/>"age" : 46,</text:p>
      <text:p text:style-name="P1"><text:tab/>"salary" : 50000,</text:p>
      <text:p text:style-name="P1"><text:tab/>"hobbies" : [</text:p>
      <text:p text:style-name="P1"><text:tab/><text:tab/>"composing poems",</text:p>
      <text:p text:style-name="P1"><text:tab/><text:tab/>"swimming"</text:p>
      <text:p text:style-name="P1"><text:soft-page-break/><text:tab/>]</text:p>
      <text:p text:style-name="P1">}</text:p>
      <text:p text:style-name="P1">{</text:p>
      <text:p text:style-name="P1"><text:tab/>"_id" : ObjectId("5bc4df2b4b17cff5f202d970"),</text:p>
      <text:p text:style-name="P1"><text:tab/>"emp_id" : 106,</text:p>
      <text:p text:style-name="P1"><text:tab/>"name" : "disha",</text:p>
      <text:p text:style-name="P1"><text:tab/>"dept" : "comp",</text:p>
      <text:p text:style-name="P1"><text:tab/>"age" : 30,</text:p>
      <text:p text:style-name="P1"><text:tab/>"salary" : 40000,</text:p>
      <text:p text:style-name="P1"><text:tab/>"hobbies" : [</text:p>
      <text:p text:style-name="P1"><text:tab/><text:tab/>"watching tv",</text:p>
      <text:p text:style-name="P1"><text:tab/><text:tab/>"swimming"</text:p>
      <text:p text:style-name="P1"><text:tab/>]</text:p>
      <text:p text:style-name="P1">}</text:p>
      <text:p text:style-name="P1">{</text:p>
      <text:p text:style-name="P1"><text:tab/>"_id" : ObjectId("5bc4df434b17cff5f202d971"),</text:p>
      <text:p text:style-name="P1"><text:tab/>"emp_id" : 104,</text:p>
      <text:p text:style-name="P1"><text:tab/>"name" : "ram",</text:p>
      <text:p text:style-name="P1"><text:tab/>"dept" : "e&amp;tc",</text:p>
      <text:p text:style-name="P1"><text:tab/>"age" : 50,</text:p>
      <text:p text:style-name="P1"><text:tab/>"salary" : 45000,</text:p>
      <text:p text:style-name="P1"><text:tab/>"hobbies" : [</text:p>
      <text:p text:style-name="P1"><text:tab/><text:tab/>"reading",</text:p>
      <text:p text:style-name="P1"><text:tab/><text:tab/>"swimmming",</text:p>
      <text:p text:style-name="P1"><text:tab/><text:tab/>"playing football",</text:p>
      <text:p text:style-name="P1"><text:tab/><text:tab/>"studying"</text:p>
      <text:p text:style-name="P1"><text:tab/>]</text:p>
      <text:p text:style-name="P1">}</text:p>
      <text:p text:style-name="P1">{</text:p>
      <text:p text:style-name="P1"><text:tab/>"_id" : ObjectId("5bc4df554b17cff5f202d972"),</text:p>
      <text:p text:style-name="P1"><text:tab/>"emp_id" : 105,</text:p>
      <text:p text:style-name="P1"><text:tab/>"name" : "raj",</text:p>
      <text:p text:style-name="P1"><text:tab/>"dept" : "Comp",</text:p>
      <text:p text:style-name="P1"><text:tab/>"age" : 20,</text:p>
      <text:p text:style-name="P1"><text:tab/>"salary" : 80000,</text:p>
      <text:p text:style-name="P1"><text:tab/>"hobbies" : [</text:p>
      <text:p text:style-name="P1"><text:tab/><text:tab/>"swimming",</text:p>
      <text:p text:style-name="P1"><text:tab/><text:tab/>"coding"</text:p>
      <text:p text:style-name="P1"><text:tab/>]</text:p>
      <text:p text:style-name="P1">}</text:p>
      <text:p text:style-name="P1">{</text:p>
      <text:p text:style-name="P1"><text:tab/>"_id" : ObjectId("5bc4df694b17cff5f202d973"),</text:p>
      <text:p text:style-name="P1"><text:tab/>"emp_id" : 107,</text:p>
      <text:p text:style-name="P1"><text:tab/>"name" : "amay",</text:p>
      <text:p text:style-name="P1"><text:tab/>"dept" : "Mech",</text:p>
      <text:p text:style-name="P1"><text:tab/>"age" : 47,</text:p>
      <text:p text:style-name="P1"><text:tab/>"salary" : 40000,</text:p>
      <text:p text:style-name="P1"><text:tab/>"hobbies" : [</text:p>
      <text:p text:style-name="P1"><text:tab/><text:tab/>"singing",</text:p>
      <text:p text:style-name="P1"><text:tab/><text:tab/>"painting"</text:p>
      <text:p text:style-name="P1"><text:tab/>]</text:p>
      <text:p text:style-name="P1">}</text:p>
      <text:p text:style-name="P1"><text:soft-page-break/>{</text:p>
      <text:p text:style-name="P1"><text:tab/>"_id" : ObjectId("5bc4df744b17cff5f202d974"),</text:p>
      <text:p text:style-name="P1"><text:tab/>"emp_id" : 102,</text:p>
      <text:p text:style-name="P1"><text:tab/>"name" : "araj",</text:p>
      <text:p text:style-name="P1"><text:tab/>"dept" : "Mech",</text:p>
      <text:p text:style-name="P1"><text:tab/>"age" : 46,</text:p>
      <text:p text:style-name="P1"><text:tab/>"salary" : 60000,</text:p>
      <text:p text:style-name="P1"><text:tab/>"hobbies" : [</text:p>
      <text:p text:style-name="P1"><text:tab/><text:tab/>"desgning",</text:p>
      <text:p text:style-name="P1"><text:tab/><text:tab/>"painting",</text:p>
      <text:p text:style-name="P1"><text:tab/><text:tab/>"coding"</text:p>
      <text:p text:style-name="P1"><text:tab/>]</text:p>
      <text:p text:style-name="P1">}</text:p>
      <text:p text:style-name="P1"/>
      <text:p text:style-name="P1"/>
      <text:p text:style-name="P1"/>
      <text:p text:style-name="P1"/>
      <text:p text:style-name="P10">Display employee whose age in &gt;45</text:p>
      <text:p text:style-name="P1"/>
      <text:p text:style-name="P1"/>
      <text:p text:style-name="P1">&gt; db.employee.find({age:{$gt:45}}).pretty();</text:p>
      <text:p text:style-name="P1">{</text:p>
      <text:p text:style-name="P1"><text:tab/>"_id" : ObjectId("5bc4df084b17cff5f202d96f"),</text:p>
      <text:p text:style-name="P1"><text:tab/>"emp_id" : 109,</text:p>
      <text:p text:style-name="P1"><text:tab/>"name" : "sanjana",</text:p>
      <text:p text:style-name="P1"><text:tab/>"dept" : "civil",</text:p>
      <text:p text:style-name="P1"><text:tab/>"age" : 46,</text:p>
      <text:p text:style-name="P1"><text:tab/>"salary" : 50000,</text:p>
      <text:p text:style-name="P1"><text:tab/>"hobbies" : [</text:p>
      <text:p text:style-name="P1"><text:tab/><text:tab/>"composing poems",</text:p>
      <text:p text:style-name="P1"><text:tab/><text:tab/>"swimming"</text:p>
      <text:p text:style-name="P1"><text:tab/>]</text:p>
      <text:p text:style-name="P1">}</text:p>
      <text:p text:style-name="P1">{</text:p>
      <text:p text:style-name="P1"><text:tab/>"_id" : ObjectId("5bc4df434b17cff5f202d971"),</text:p>
      <text:p text:style-name="P1"><text:tab/>"emp_id" : 104,</text:p>
      <text:p text:style-name="P1"><text:tab/>"name" : "ram",</text:p>
      <text:p text:style-name="P1"><text:tab/>"dept" : "e&amp;tc",</text:p>
      <text:p text:style-name="P1"><text:tab/>"age" : 50,</text:p>
      <text:p text:style-name="P1"><text:tab/>"salary" : 45000,</text:p>
      <text:p text:style-name="P1"><text:tab/>"hobbies" : [</text:p>
      <text:p text:style-name="P1"><text:tab/><text:tab/>"reading",</text:p>
      <text:p text:style-name="P1"><text:tab/><text:tab/>"swimmming",</text:p>
      <text:p text:style-name="P1"><text:tab/><text:tab/>"playing football",</text:p>
      <text:p text:style-name="P1"><text:tab/><text:tab/>"studying"</text:p>
      <text:p text:style-name="P1"><text:tab/>]</text:p>
      <text:p text:style-name="P1">}</text:p>
      <text:p text:style-name="P1">{</text:p>
      <text:p text:style-name="P1"><text:tab/>"_id" : ObjectId("5bc4df694b17cff5f202d973"),</text:p>
      <text:p text:style-name="P1"><text:tab/>"emp_id" : 107,</text:p>
      <text:p text:style-name="P1"><text:tab/>"name" : "amay",</text:p>
      <text:p text:style-name="P1"><text:tab/>"dept" : "Mech",</text:p>
      <text:p text:style-name="P1"><text:soft-page-break/><text:tab/>"age" : 47,</text:p>
      <text:p text:style-name="P1"><text:tab/>"salary" : 40000,</text:p>
      <text:p text:style-name="P1"><text:tab/>"hobbies" : [</text:p>
      <text:p text:style-name="P1"><text:tab/><text:tab/>"singing",</text:p>
      <text:p text:style-name="P1"><text:tab/><text:tab/>"painting"</text:p>
      <text:p text:style-name="P1"><text:tab/>]</text:p>
      <text:p text:style-name="P1">}</text:p>
      <text:p text:style-name="P1">{</text:p>
      <text:p text:style-name="P1"><text:tab/>"_id" : ObjectId("5bc4df744b17cff5f202d974"),</text:p>
      <text:p text:style-name="P1"><text:tab/>"emp_id" : 102,</text:p>
      <text:p text:style-name="P1"><text:tab/>"name" : "araj",</text:p>
      <text:p text:style-name="P1"><text:tab/>"dept" : "Mech",</text:p>
      <text:p text:style-name="P1"><text:tab/>"age" : 46,</text:p>
      <text:p text:style-name="P1"><text:tab/>"salary" : 60000,</text:p>
      <text:p text:style-name="P1"><text:tab/>"hobbies" : [</text:p>
      <text:p text:style-name="P1"><text:tab/><text:tab/>"desgning",</text:p>
      <text:p text:style-name="P1"><text:tab/><text:tab/>"painting",</text:p>
      <text:p text:style-name="P1"><text:tab/><text:tab/>"coding"</text:p>
      <text:p text:style-name="P1"><text:tab/>]</text:p>
      <text:p text:style-name="P1">}</text:p>
      <text:p text:style-name="P1"/>
      <text:p text:style-name="P1"/>
      <text:p text:style-name="P1"/>
      <text:p text:style-name="P11">Display employee info sorted on name field</text:p>
      <text:p text:style-name="P1"/>
      <text:p text:style-name="P1">&gt; db.employee.find().sort({'name':1}).pretty();</text:p>
      <text:p text:style-name="P1">{</text:p>
      <text:p text:style-name="P1"><text:tab/>"_id" : ObjectId("5bc4df694b17cff5f202d973"),</text:p>
      <text:p text:style-name="P1"><text:tab/>"emp_id" : 107,</text:p>
      <text:p text:style-name="P1"><text:tab/>"name" : "amay",</text:p>
      <text:p text:style-name="P1"><text:tab/>"dept" : "Mech",</text:p>
      <text:p text:style-name="P1"><text:tab/>"age" : 47,</text:p>
      <text:p text:style-name="P1"><text:tab/>"salary" : 40000,</text:p>
      <text:p text:style-name="P1"><text:tab/>"hobbies" : [</text:p>
      <text:p text:style-name="P1"><text:tab/><text:tab/>"singing",</text:p>
      <text:p text:style-name="P1"><text:tab/><text:tab/>"painting"</text:p>
      <text:p text:style-name="P1"><text:tab/>]</text:p>
      <text:p text:style-name="P1">}</text:p>
      <text:p text:style-name="P1">{</text:p>
      <text:p text:style-name="P1"><text:tab/>"_id" : ObjectId("5bc4df744b17cff5f202d974"),</text:p>
      <text:p text:style-name="P1"><text:tab/>"emp_id" : 102,</text:p>
      <text:p text:style-name="P1"><text:tab/>"name" : "araj",</text:p>
      <text:p text:style-name="P1"><text:tab/>"dept" : "Mech",</text:p>
      <text:p text:style-name="P1"><text:tab/>"age" : 46,</text:p>
      <text:p text:style-name="P1"><text:tab/>"salary" : 60000,</text:p>
      <text:p text:style-name="P1"><text:tab/>"hobbies" : [</text:p>
      <text:p text:style-name="P1"><text:tab/><text:tab/>"desgning",</text:p>
      <text:p text:style-name="P1"><text:tab/><text:tab/>"painting",</text:p>
      <text:p text:style-name="P1"><text:tab/><text:tab/>"coding"</text:p>
      <text:p text:style-name="P1"><text:tab/>]</text:p>
      <text:p text:style-name="P1">}</text:p>
      <text:p text:style-name="P1">{</text:p>
      <text:p text:style-name="P1"><text:soft-page-break/><text:tab/>"_id" : ObjectId("5bc4df2b4b17cff5f202d970"),</text:p>
      <text:p text:style-name="P1"><text:tab/>"emp_id" : 106,</text:p>
      <text:p text:style-name="P1"><text:tab/>"name" : "disha",</text:p>
      <text:p text:style-name="P1"><text:tab/>"dept" : "comp",</text:p>
      <text:p text:style-name="P1"><text:tab/>"age" : 30,</text:p>
      <text:p text:style-name="P1"><text:tab/>"salary" : 40000,</text:p>
      <text:p text:style-name="P1"><text:tab/>"hobbies" : [</text:p>
      <text:p text:style-name="P1"><text:tab/><text:tab/>"watching tv",</text:p>
      <text:p text:style-name="P1"><text:tab/><text:tab/>"swimming"</text:p>
      <text:p text:style-name="P1"><text:tab/>]</text:p>
      <text:p text:style-name="P1">}</text:p>
      <text:p text:style-name="P1">{</text:p>
      <text:p text:style-name="P1"><text:tab/>"_id" : ObjectId("5bc4de814b17cff5f202d967"),</text:p>
      <text:p text:style-name="P1"><text:tab/>"emp_id" : 101,</text:p>
      <text:p text:style-name="P1"><text:tab/>"name" : "mansi",</text:p>
      <text:p text:style-name="P1"><text:tab/>"dept" : "civil",</text:p>
      <text:p text:style-name="P1"><text:tab/>"age" : 41,</text:p>
      <text:p text:style-name="P1"><text:tab/>"salary" : 20000,</text:p>
      <text:p text:style-name="P1"><text:tab/>"hobbies" : [</text:p>
      <text:p text:style-name="P1"><text:tab/><text:tab/>"swimming",</text:p>
      <text:p text:style-name="P1"><text:tab/><text:tab/>"dancing",</text:p>
      <text:p text:style-name="P1"><text:tab/><text:tab/>"reading"</text:p>
      <text:p text:style-name="P1"><text:tab/>]</text:p>
      <text:p text:style-name="P1">}</text:p>
      <text:p text:style-name="P1">{</text:p>
      <text:p text:style-name="P1"><text:tab/>"_id" : ObjectId("5bc4de8f4b17cff5f202d968"),</text:p>
      <text:p text:style-name="P1"><text:tab/>"emp_id" : 110,</text:p>
      <text:p text:style-name="P1"><text:tab/>"name" : "pranali",</text:p>
      <text:p text:style-name="P1"><text:tab/>"dept" : "comp",</text:p>
      <text:p text:style-name="P1"><text:tab/>"age" : 40,</text:p>
      <text:p text:style-name="P1"><text:tab/>"salary" : 52000,</text:p>
      <text:p text:style-name="P1"><text:tab/>"hobbies" : [</text:p>
      <text:p text:style-name="P1"><text:tab/><text:tab/>"playing carrom",</text:p>
      <text:p text:style-name="P1"><text:tab/><text:tab/>"doing yoga"</text:p>
      <text:p text:style-name="P1"><text:tab/>]</text:p>
      <text:p text:style-name="P1">}</text:p>
      <text:p text:style-name="P1">{</text:p>
      <text:p text:style-name="P1"><text:tab/>"_id" : ObjectId("5bc4df554b17cff5f202d972"),</text:p>
      <text:p text:style-name="P1"><text:tab/>"emp_id" : 105,</text:p>
      <text:p text:style-name="P1"><text:tab/>"name" : "raj",</text:p>
      <text:p text:style-name="P1"><text:tab/>"dept" : "Comp",</text:p>
      <text:p text:style-name="P1"><text:tab/>"age" : 20,</text:p>
      <text:p text:style-name="P1"><text:tab/>"salary" : 80000,</text:p>
      <text:p text:style-name="P1"><text:tab/>"hobbies" : [</text:p>
      <text:p text:style-name="P1"><text:tab/><text:tab/>"swimming",</text:p>
      <text:p text:style-name="P1"><text:tab/><text:tab/>"coding"</text:p>
      <text:p text:style-name="P1"><text:tab/>]</text:p>
      <text:p text:style-name="P1">}</text:p>
      <text:p text:style-name="P1">{</text:p>
      <text:p text:style-name="P1"><text:tab/>"_id" : ObjectId("5bc4df434b17cff5f202d971"),</text:p>
      <text:p text:style-name="P1"><text:tab/>"emp_id" : 104,</text:p>
      <text:p text:style-name="P1"><text:tab/>"name" : "ram",</text:p>
      <text:p text:style-name="P1"><text:soft-page-break/><text:tab/>"dept" : "e&amp;tc",</text:p>
      <text:p text:style-name="P1"><text:tab/>"age" : 50,</text:p>
      <text:p text:style-name="P1"><text:tab/>"salary" : 45000,</text:p>
      <text:p text:style-name="P1"><text:tab/>"hobbies" : [</text:p>
      <text:p text:style-name="P1"><text:tab/><text:tab/>"reading",</text:p>
      <text:p text:style-name="P1"><text:tab/><text:tab/>"swimmming",</text:p>
      <text:p text:style-name="P1"><text:tab/><text:tab/>"playing football",</text:p>
      <text:p text:style-name="P1"><text:tab/><text:tab/>"studying"</text:p>
      <text:p text:style-name="P1"><text:tab/>]</text:p>
      <text:p text:style-name="P1">}</text:p>
      <text:p text:style-name="P1">{</text:p>
      <text:p text:style-name="P1"><text:tab/>"_id" : ObjectId("5bc4df084b17cff5f202d96f"),</text:p>
      <text:p text:style-name="P1"><text:tab/>"emp_id" : 109,</text:p>
      <text:p text:style-name="P1"><text:tab/>"name" : "sanjana",</text:p>
      <text:p text:style-name="P1"><text:tab/>"dept" : "civil",</text:p>
      <text:p text:style-name="P1"><text:tab/>"age" : 46,</text:p>
      <text:p text:style-name="P1"><text:tab/>"salary" : 50000,</text:p>
      <text:p text:style-name="P1"><text:tab/>"hobbies" : [</text:p>
      <text:p text:style-name="P1"><text:tab/><text:tab/>"composing poems",</text:p>
      <text:p text:style-name="P1"><text:tab/><text:tab/>"swimming"</text:p>
      <text:p text:style-name="P1"><text:tab/>]</text:p>
      <text:p text:style-name="P1">}</text:p>
      <text:p text:style-name="P1">{</text:p>
      <text:p text:style-name="P1"><text:tab/>"_id" : ObjectId("5bc4dee84b17cff5f202d96d"),</text:p>
      <text:p text:style-name="P1"><text:tab/>"emp_id" : 106,</text:p>
      <text:p text:style-name="P1"><text:tab/>"name" : "sonam",</text:p>
      <text:p text:style-name="P1"><text:tab/>"dept" : "it",</text:p>
      <text:p text:style-name="P1"><text:tab/>"age" : 42,</text:p>
      <text:p text:style-name="P1"><text:tab/>"salary" : 35000,</text:p>
      <text:p text:style-name="P1"><text:tab/>"hobbies" : [</text:p>
      <text:p text:style-name="P1"><text:tab/><text:tab/>"bike riding",</text:p>
      <text:p text:style-name="P1"><text:tab/><text:tab/>"studying"</text:p>
      <text:p text:style-name="P1"><text:tab/>]</text:p>
      <text:p text:style-name="P1">}</text:p>
      <text:p text:style-name="P1">{</text:p>
      <text:p text:style-name="P1"><text:tab/>"_id" : ObjectId("5bc4def24b17cff5f202d96e"),</text:p>
      <text:p text:style-name="P1"><text:tab/>"emp_id" : 103,</text:p>
      <text:p text:style-name="P1"><text:tab/>"name" : "yamini",</text:p>
      <text:p text:style-name="P1"><text:tab/>"dept" : "it",</text:p>
      <text:p text:style-name="P1"><text:tab/>"age" : 35,</text:p>
      <text:p text:style-name="P1"><text:tab/>"salary" : 45000,</text:p>
      <text:p text:style-name="P1"><text:tab/>"hobbies" : [</text:p>
      <text:p text:style-name="P1"><text:tab/><text:tab/>"reading",</text:p>
      <text:p text:style-name="P1"><text:tab/><text:tab/>"playing football",</text:p>
      <text:p text:style-name="P1"><text:tab/><text:tab/>"studying"</text:p>
      <text:p text:style-name="P1"><text:tab/>]</text:p>
      <text:p text:style-name="P1">}</text:p>
      <text:p text:style-name="P2">&gt;</text:p>
      <text:p text:style-name="P2"/>
      <text:p text:style-name="P11"/>
      <text:p text:style-name="P11"/>
      <text:p text:style-name="P11"><text:soft-page-break/>Update employee info set department =testing of emp_id=103</text:p>
      <text:p text:style-name="P2"/>
      <text:p text:style-name="P2"/>
      <text:p text:style-name="P2">&gt; db.employee.update({emp_id:103},{dept:"testing"});</text:p>
      <text:p text:style-name="P2">WriteResult({ "nMatched" : 1, "nUpserted" : 0, "nModified" : 1 })</text:p>
      <text:p text:style-name="P2"/>
      <text:p text:style-name="P2"/>
      <text:p text:style-name="P6">Remove document with emp_id= 107</text:p>
      <text:p text:style-name="P6"/>
      <text:p text:style-name="P5">&gt; db.employee.remove({emp_id:107},1)</text:p>
      <text:p text:style-name="P5">WriteResult({ "nRemoved" : 1 })</text:p>
      <text:p text:style-name="P5">&gt; db.employee.findOne({emp_id:107})</text:p>
      <text:p text:style-name="P5">null</text:p>
      <text:p text:style-name="P5"/>
      <text:p text:style-name="P5">&gt; db.employee.find();</text:p>
      <text:p text:style-name="P5">{ "_id" : ObjectId("5bc4de814b17cff5f202d967"), "emp_id" : 101, "name" : "mansi", "dept" : "civil", "age" : 41, "salary" : 20000, "hobbies" : [ "swimming", "dancing", "reading" ] }</text:p>
      <text:p text:style-name="P5">{ "_id" : ObjectId("5bc4de8f4b17cff5f202d968"), "emp_id" : 110, "name" : "pranali", "dept" : "comp", "age" : 40, "salary" : 52000, "hobbies" : [ "playing carrom", "doing yoga" ] }</text:p>
      <text:p text:style-name="P5">{ "_id" : ObjectId("5bc4dee84b17cff5f202d96d"), "emp_id" : 106, "name" : "sonam", "dept" : "it", "age" : 42, "salary" : 35000, "hobbies" : [ "bike riding", "studying" ] }</text:p>
      <text:p text:style-name="P5">{ "_id" : ObjectId("5bc4def24b17cff5f202d96e"), "dept" : "testing" }</text:p>
      <text:p text:style-name="P5">{ "_id" : ObjectId("5bc4df084b17cff5f202d96f"), "emp_id" : 109, "name" : "sanjana", "dept" : "civil", "age" : 46, "salary" : 50000, "hobbies" : [ "composing poems", "swimming" ] }</text:p>
      <text:p text:style-name="P5">{ "_id" : ObjectId("5bc4df2b4b17cff5f202d970"), "emp_id" : 106, "name" : "disha", "dept" : "comp", "age" : 30, "salary" : 40000, "hobbies" : [ "watching tv", "swimming" ] }</text:p>
      <text:p text:style-name="P5">{ "_id" : ObjectId("5bc4df434b17cff5f202d971"), "emp_id" : 104, "name" : "ram", "dept" : "e&amp;tc", "age" : 50, "salary" : 45000, "hobbies" : [ "reading", "swimmming", "playing football", "studying" ] }</text:p>
      <text:p text:style-name="P5">{ "_id" : ObjectId("5bc4df554b17cff5f202d972"), "emp_id" : 105, "name" : "raj", "dept" : "Comp", "age" : 20, "salary" : 80000, "hobbies" : [ "swimming", "coding" ] }</text:p>
      <text:p text:style-name="P5">{ "_id" : ObjectId("5bc4df744b17cff5f202d974"), "emp_id" : 102, "name" : "araj", "dept" : "Mech", "age" : 46, "salary" : 60000, "hobbies" : [ "desgning", "painting", "coding" ] }</text:p>
      <text:p text:style-name="P3"><text:span text:style-name="T1">&gt; </text:span><text:s/></text:p>
      <text:p text:style-name="P3"/>
      <text:p text:style-name="P3"/>
      <text:p text:style-name="P3"/>
      <text:p text:style-name="P12">Display employee whose name start with 'A'</text:p>
      <text:p text:style-name="P3"/>
      <text:p text:style-name="P3">&gt; db.employee.find({name:{$regex:'a.*'}}).pretty();</text:p>
      <text:p text:style-name="P3"/>
      <text:p text:style-name="P7"/>
      <text:p text:style-name="P7">Display total no of documents</text:p>
      <text:p text:style-name="P3"/>
      <text:p text:style-name="P3">&gt; db.employee.find().count()</text:p>
      <text:p text:style-name="P3">9</text:p>
      <text:p text:style-name="P3"/>
      <text:p text:style-name="P3"/>
      <text:p text:style-name="P3"/>
      <text:p text:style-name="P9"><text:soft-page-break/>Display only three hobbies of employee “Ram”</text:p>
      <text:p text:style-name="P4">*****wrong</text:p>
      <text:p text:style-name="P3">&gt; db.employee.find({"hobbies":{$size:2}});</text:p>
      <text:p text:style-name="P3">{ "_id" : ObjectId("5bc4de8f4b17cff5f202d968"), "emp_id" : 110, "name" : "pranali", "dept" : "comp", "age" : 40, "salary" : 52000, "hobbies" : [ "playing carrom", "doing yoga" ] }</text:p>
      <text:p text:style-name="P3">{ "_id" : ObjectId("5bc4dee84b17cff5f202d96d"), "emp_id" : 106, "name" : "sonam", "dept" : "it", "age" : 42, "salary" : 35000, "hobbies" : [ "bike riding", "studying" ] }</text:p>
      <text:p text:style-name="P3">{ "_id" : ObjectId("5bc4df084b17cff5f202d96f"), "emp_id" : 109, "name" : "sanjana", "dept" : "civil", "age" : 46, "salary" : 50000, "hobbies" : [ "composing poems", "swimming" ] }</text:p>
      <text:p text:style-name="P3">{ "_id" : ObjectId("5bc4df2b4b17cff5f202d970"), "emp_id" : 106, "name" : "disha", "dept" : "comp", "age" : 30, "salary" : 40000, "hobbies" : [ "watching tv", "swimming" ] }</text:p>
      <text:p text:style-name="P3">{ "_id" : ObjectId("5bc4df554b17cff5f202d972"), "emp_id" : 105, "name" : "raj", "dept" : "Comp", "age" : 20, "salary" : 80000, "hobbies" : [ "swimming", "coding" ] }</text:p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0:12:55.245976727</meta:creation-date>
    <dc:date>2018-10-17T11:56:49.314157879</dc:date>
    <meta:editing-duration>PT47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361" meta:word-count="1179" meta:character-count="8960" meta:non-whitespace-character-count="7824"/>
  </office:meta>
</office:document-meta>
</file>